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5cm"/>
    </style:style>
    <style:style style:name="gr2" style:family="graphic" style:parent-style-name="standard">
      <style:graphic-properties draw:marker-start="" draw:marker-end="Arrow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8cm"/>
    </style:style>
    <style:style style:name="gr4" style:family="graphic" style:parent-style-name="standard">
      <style:graphic-properties draw:marker-end="Arrow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1cm" fo:min-width="0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marker-end="Arrow" draw:textarea-vertical-align="top" fo:padding-top="-0.4cm"/>
    </style:style>
    <style:style style:name="gr8" style:family="graphic" style:parent-style-name="standard">
      <style:graphic-properties draw:textarea-horizontal-align="justify" draw:textarea-vertical-align="middle" draw:auto-grow-height="false" fo:min-height="0.095cm" fo:min-width="0cm"/>
    </style:style>
    <style:style style:name="gr9" style:family="graphic" style:parent-style-name="standard">
      <style:graphic-properties draw:marker-end="Arrow"/>
    </style:style>
    <style:style style:name="gr10" style:family="graphic" style:parent-style-name="standard">
      <style:graphic-properties draw:marker-end="Arrow" fo:padding-top="-0.4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745cm" fo:min-width="4.8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745cm" fo:min-width="4.5cm"/>
    </style:style>
    <style:style style:name="gr13" style:family="graphic" style:parent-style-name="standard">
      <style:graphic-properties fo:padding-top="-0.4cm"/>
    </style:style>
    <style:style style:name="gr14" style:family="graphic" style:parent-style-name="standard">
      <style:graphic-properties fo:padding-top="2.2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74cm" fo:min-width="4.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P4" style:family="paragraph"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T1" style:family="text">
      <style:text-properties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cm" svg:height="1cm" svg:x="1.9cm" svg:y="1cm">
          <text:p text:style-name="P1">Home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cm" svg:height="1cm" svg:x="5.2cm" svg:y="2.5cm">
          <text:p text:style-name="P1">Public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4cm" svg:y1="2cm" svg:x2="5.2cm" svg:y2="3cm" draw:start-shape="id1" draw:start-glue-point="2" draw:end-shape="id2" draw:end-glue-point="3" svg:d="M4400 2000v1000h800" svg:viewBox="0 0 801 1001">
          <text:p/>
        </draw:connector>
        <draw:custom-shape draw:style-name="gr3" draw:text-style-name="P2" xml:id="id3" draw:id="id3" draw:layer="layout" svg:width="5.3cm" svg:height="1cm" svg:x="8.7cm" svg:y="4.1cm">
          <text:p text:style-name="P1">Seiten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5.3cm" svg:height="1cm" svg:x="8.7cm" svg:y="19.5cm">
          <text:p text:style-name="P1">Nachrichten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5.3cm" svg:height="1cm" svg:x="8.7cm" svg:y="27.1cm">
          <text:p text:style-name="P1">Stellenangebot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7cm" svg:y1="3.5cm" svg:x2="8.7cm" svg:y2="4.6cm" draw:start-shape="id2" draw:start-glue-point="2" draw:end-shape="id3" draw:end-glue-point="3" svg:d="M7700 3500v1100h1000" svg:viewBox="0 0 1001 1101">
          <text:p/>
        </draw:connector>
        <draw:connector draw:style-name="gr4" draw:text-style-name="P1" draw:layer="layout" svg:x1="7.7cm" svg:y1="3.5cm" svg:x2="8.7cm" svg:y2="20cm" draw:start-shape="id2" draw:start-glue-point="2" draw:end-shape="id4" draw:end-glue-point="3" svg:d="M7700 3500v16500h1000" svg:viewBox="0 0 1001 16501">
          <text:p/>
        </draw:connector>
        <draw:connector draw:style-name="gr4" draw:text-style-name="P1" draw:layer="layout" svg:x1="7.7cm" svg:y1="3.5cm" svg:x2="8.7cm" svg:y2="27.6cm" draw:start-shape="id2" draw:start-glue-point="2" draw:end-shape="id5" draw:end-glue-point="3" svg:d="M7700 3500v24100h1000" svg:viewBox="0 0 1001 24101">
          <text:p/>
        </draw:connector>
        <draw:custom-shape draw:style-name="gr3" draw:text-style-name="P2" xml:id="id6" draw:id="id6" draw:layer="layout" svg:width="5.3cm" svg:height="1cm" svg:x="13cm" svg:y="5.3cm">
          <text:p text:style-name="P1">hinzufügen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5.3cm" svg:height="1cm" svg:x="13cm" svg:y="8.9cm">
          <text:p text:style-name="P1">bearbeiten</text:p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5.3cm" svg:height="1cm" svg:x="13cm" svg:y="12.5cm">
          <text:p text:style-name="P1">kopieren</text:p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5.3cm" svg:height="1cm" svg:x="13cm" svg:y="16.1cm">
          <text:p text:style-name="P1">löschen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35cm" svg:y1="5.1cm" svg:x2="13cm" svg:y2="5.8cm" draw:start-shape="id3" draw:start-glue-point="2" draw:end-shape="id6" draw:end-glue-point="3" svg:d="M11350 5100v700h1650" svg:viewBox="0 0 1651 701">
          <text:p/>
        </draw:connector>
        <draw:connector draw:style-name="gr4" draw:text-style-name="P1" draw:layer="layout" svg:x1="11.35cm" svg:y1="5.1cm" svg:x2="13cm" svg:y2="9.4cm" draw:start-shape="id3" draw:start-glue-point="2" draw:end-shape="id7" draw:end-glue-point="3" svg:d="M11350 5100v4300h1650" svg:viewBox="0 0 1651 4301">
          <text:p/>
        </draw:connector>
        <draw:connector draw:style-name="gr4" draw:text-style-name="P1" draw:layer="layout" svg:x1="11.35cm" svg:y1="5.1cm" svg:x2="13cm" svg:y2="13cm" draw:start-shape="id3" draw:start-glue-point="2" draw:end-shape="id8" draw:end-glue-point="3" svg:d="M11350 5100v7900h1650" svg:viewBox="0 0 1651 7901">
          <text:p/>
        </draw:connector>
        <draw:connector draw:style-name="gr4" draw:text-style-name="P1" draw:layer="layout" svg:x1="11.35cm" svg:y1="5.1cm" svg:x2="13cm" svg:y2="16.6cm" draw:start-shape="id3" draw:start-glue-point="2" draw:end-shape="id9" draw:end-glue-point="3" svg:d="M11350 5100v11500h1650" svg:viewBox="0 0 1651 11501">
          <text:p/>
        </draw:connector>
        <draw:custom-shape draw:style-name="gr3" draw:text-style-name="P2" xml:id="id10" draw:id="id10" draw:layer="layout" svg:width="5.3cm" svg:height="1cm" svg:x="13cm" svg:y="20.7cm">
          <text:p text:style-name="P1">anzeigen</text:p>
          <draw:enhanced-geometry svg:viewBox="0 0 21600 21600" draw:type="rectangle" draw:enhanced-path="M 0 0 L 21600 0 21600 21600 0 21600 0 0 Z N"/>
        </draw:custom-shape>
        <draw:custom-shape draw:style-name="gr3" draw:text-style-name="P2" xml:id="id11" draw:id="id11" draw:layer="layout" svg:width="5.3cm" svg:height="1cm" svg:x="13cm" svg:y="23.8cm">
          <text:p text:style-name="P1">löschen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35cm" svg:y1="20.5cm" svg:x2="13cm" svg:y2="21.2cm" draw:start-shape="id4" draw:start-glue-point="2" draw:end-shape="id10" draw:end-glue-point="3" svg:d="M11350 20500v700h1650" svg:viewBox="0 0 1651 701">
          <text:p/>
        </draw:connector>
        <draw:connector draw:style-name="gr4" draw:text-style-name="P1" draw:layer="layout" svg:x1="11.35cm" svg:y1="20.5cm" svg:x2="13cm" svg:y2="24.3cm" draw:start-shape="id4" draw:start-glue-point="2" draw:end-shape="id11" draw:end-glue-point="3" svg:d="M11350 20500v3800h1650" svg:viewBox="0 0 1651 3801">
          <text:p/>
        </draw:connector>
        <draw:custom-shape draw:style-name="gr3" draw:text-style-name="P2" xml:id="id12" draw:id="id12" draw:layer="layout" svg:width="5.3cm" svg:height="1cm" svg:x="13cm" svg:y="28.3cm">
          <text:p text:style-name="P1">hinzufügen</text:p>
          <draw:enhanced-geometry svg:viewBox="0 0 21600 21600" draw:type="rectangle" draw:enhanced-path="M 0 0 L 21600 0 21600 21600 0 21600 0 0 Z N"/>
        </draw:custom-shape>
        <draw:custom-shape draw:style-name="gr3" draw:text-style-name="P2" xml:id="id13" draw:id="id13" draw:layer="layout" svg:width="5.3cm" svg:height="1cm" svg:x="13cm" svg:y="31.9cm">
          <text:p text:style-name="P1">bearbeiten</text:p>
          <draw:enhanced-geometry svg:viewBox="0 0 21600 21600" draw:type="rectangle" draw:enhanced-path="M 0 0 L 21600 0 21600 21600 0 21600 0 0 Z N"/>
        </draw:custom-shape>
        <draw:custom-shape draw:style-name="gr3" draw:text-style-name="P2" xml:id="id14" draw:id="id14" draw:layer="layout" svg:width="5.3cm" svg:height="1cm" svg:x="13cm" svg:y="35.5cm">
          <text:p text:style-name="P1">kopieren</text:p>
          <draw:enhanced-geometry svg:viewBox="0 0 21600 21600" draw:type="rectangle" draw:enhanced-path="M 0 0 L 21600 0 21600 21600 0 21600 0 0 Z N"/>
        </draw:custom-shape>
        <draw:custom-shape draw:style-name="gr3" draw:text-style-name="P2" xml:id="id15" draw:id="id15" draw:layer="layout" svg:width="5.3cm" svg:height="1cm" svg:x="13cm" svg:y="39.1cm">
          <text:p text:style-name="P1">löschen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35cm" svg:y1="28.1cm" svg:x2="13cm" svg:y2="28.8cm" draw:start-shape="id5" draw:start-glue-point="2" draw:end-shape="id12" draw:end-glue-point="3" svg:d="M11350 28100v700h1650" svg:viewBox="0 0 1651 701">
          <text:p/>
        </draw:connector>
        <draw:connector draw:style-name="gr4" draw:text-style-name="P1" draw:layer="layout" svg:x1="11.35cm" svg:y1="28.1cm" svg:x2="13cm" svg:y2="32.4cm" draw:start-shape="id5" draw:start-glue-point="2" draw:end-shape="id13" draw:end-glue-point="3" svg:d="M11350 28100v4300h1650" svg:viewBox="0 0 1651 4301">
          <text:p/>
        </draw:connector>
        <draw:connector draw:style-name="gr4" draw:text-style-name="P1" draw:layer="layout" svg:x1="11.35cm" svg:y1="28.1cm" svg:x2="13cm" svg:y2="36cm" draw:start-shape="id5" draw:start-glue-point="2" draw:end-shape="id14" draw:end-glue-point="3" svg:d="M11350 28100v7900h1650" svg:viewBox="0 0 1651 7901">
          <text:p/>
        </draw:connector>
        <draw:connector draw:style-name="gr4" draw:text-style-name="P1" draw:layer="layout" svg:x1="11.35cm" svg:y1="28.1cm" svg:x2="13cm" svg:y2="39.6cm" draw:start-shape="id5" draw:start-glue-point="2" draw:end-shape="id15" draw:end-glue-point="3" svg:d="M11350 28100v11500h1650" svg:viewBox="0 0 1651 11501">
          <text:p/>
        </draw:connector>
        <draw:custom-shape draw:style-name="gr3" draw:text-style-name="P2" xml:id="id16" draw:id="id16" draw:layer="layout" svg:width="5.3cm" svg:height="1cm" svg:x="19.3cm" svg:y="4.7cm">
          <text:p text:style-name="P1">speichern</text:p>
          <draw:enhanced-geometry svg:viewBox="0 0 21600 21600" draw:type="rectangle" draw:enhanced-path="M 0 0 L 21600 0 21600 21600 0 21600 0 0 Z N"/>
        </draw:custom-shape>
        <draw:custom-shape draw:style-name="gr3" draw:text-style-name="P2" xml:id="id17" draw:id="id17" draw:layer="layout" svg:width="5.3cm" svg:height="1cm" svg:x="19.3cm" svg:y="5.9cm">
          <text:p text:style-name="P1">abbrechen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8.3cm" svg:y1="5.8cm" svg:x2="19.3cm" svg:y2="5.2cm" draw:start-shape="id6" draw:start-glue-point="1" draw:end-shape="id16" draw:end-glue-point="3" svg:d="M18300 5800h500v-600h500" svg:viewBox="0 0 1001 601">
          <text:p/>
        </draw:connector>
        <draw:connector draw:style-name="gr4" draw:text-style-name="P1" draw:layer="layout" svg:x1="18.3cm" svg:y1="5.8cm" svg:x2="19.3cm" svg:y2="6.4cm" draw:start-shape="id6" draw:start-glue-point="1" draw:end-shape="id17" draw:end-glue-point="3" svg:d="M18300 5800h500v600h500" svg:viewBox="0 0 1001 601">
          <text:p/>
        </draw:connector>
        <draw:custom-shape draw:style-name="gr3" draw:text-style-name="P2" xml:id="id20" draw:id="id20" draw:layer="layout" svg:width="5.3cm" svg:height="1cm" svg:x="19.3cm" svg:y="8.3cm">
          <text:p text:style-name="P1">speichern</text:p>
          <draw:enhanced-geometry svg:viewBox="0 0 21600 21600" draw:type="rectangle" draw:enhanced-path="M 0 0 L 21600 0 21600 21600 0 21600 0 0 Z N"/>
        </draw:custom-shape>
        <draw:custom-shape draw:style-name="gr3" draw:text-style-name="P2" xml:id="id21" draw:id="id21" draw:layer="layout" svg:width="5.3cm" svg:height="1cm" svg:x="19.3cm" svg:y="9.5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5" draw:text-style-name="P1" xml:id="id18" draw:id="id18" draw:layer="layout" svg:width="0.7cm" svg:height="0.7cm" svg:x="26.3cm" svg:y="4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24.6cm" svg:y1="5.2cm" svg:x2="26.3cm" svg:y2="5.2cm" draw:start-shape="id16" draw:start-glue-point="1" draw:end-shape="id18" draw:end-glue-point="5" svg:d="M24600 5200h1700" svg:viewBox="0 0 1701 1">
          <text:p/>
        </draw:connector>
        <draw:connector draw:style-name="gr7" draw:text-style-name="P3" draw:layer="layout" svg:x1="27cm" svg:y1="5.2cm" svg:x2="11.35cm" svg:y2="4.1cm" draw:start-shape="id18" draw:start-glue-point="7" draw:end-shape="id3" draw:end-glue-point="0" svg:d="M27000 5200h502v-1601h-16152v501" svg:viewBox="0 0 16153 1602">
          <text:p text:style-name="P1"><text:span text:style-name="T1">Eingabe in Ordnung</text:span></text:p>
        </draw:connector>
        <draw:connector draw:style-name="gr7" draw:text-style-name="P4" draw:layer="layout" svg:x1="26.65cm" svg:y1="4.85cm" svg:x2="15.65cm" svg:y2="5.3cm" draw:start-shape="id18" draw:start-glue-point="4" draw:end-shape="id6" draw:end-glue-point="0" svg:d="M26650 4850v-501h-11000v951" svg:viewBox="0 0 11001 952">
          <text:p text:style-name="P1"><text:span text:style-name="T1">falsche / fehlerhafte Eingabe</text:span></text:p>
        </draw:connector>
        <draw:connector draw:style-name="gr6" draw:text-style-name="P1" draw:layer="layout" draw:line-skew="0cm -0.201cm" svg:x1="24.6cm" svg:y1="6.4cm" svg:x2="11.35cm" svg:y2="5.1cm" draw:start-shape="id17" draw:start-glue-point="1" draw:end-shape="id3" draw:end-glue-point="2" svg:d="M24600 6400h501v800h-13751v-2100" svg:viewBox="0 0 13752 2101">
          <text:p/>
        </draw:connector>
        <draw:custom-shape draw:style-name="gr8" draw:text-style-name="P1" xml:id="id19" draw:id="id19" draw:layer="layout" svg:width="0.7cm" svg:height="0.7cm" svg:x="26.301cm" svg:y="8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27.001cm" svg:y1="8.801cm" svg:x2="11.35cm" svg:y2="4.1cm" draw:start-shape="id19" draw:start-glue-point="7" draw:end-shape="id3" draw:end-glue-point="0" svg:d="M27001 8801h502v-5202h-16153v501" svg:viewBox="0 0 16154 5203">
          <text:p/>
        </draw:connector>
        <draw:connector draw:style-name="gr10" draw:text-style-name="P1" draw:layer="layout" svg:x1="26.651cm" svg:y1="8.451cm" svg:x2="15.65cm" svg:y2="8.9cm" draw:start-shape="id19" draw:start-glue-point="4" draw:end-shape="id7" svg:d="M26651 8451v-501h-11001v950" svg:viewBox="0 0 11002 951">
          <text:p text:style-name="P1"><text:span text:style-name="T1">falsche / fehlerhafte Eingabe</text:span></text:p>
        </draw:connector>
        <draw:connector draw:style-name="gr9" draw:text-style-name="P1" draw:layer="layout" svg:x1="18.3cm" svg:y1="9.4cm" svg:x2="19.3cm" svg:y2="8.8cm" draw:start-shape="id7" draw:start-glue-point="1" draw:end-shape="id20" draw:end-glue-point="3" svg:d="M18300 9400h500v-600h500" svg:viewBox="0 0 1001 601">
          <text:p/>
        </draw:connector>
        <draw:connector draw:style-name="gr9" draw:text-style-name="P1" draw:layer="layout" svg:x1="18.3cm" svg:y1="9.4cm" svg:x2="19.3cm" svg:y2="10cm" draw:start-shape="id7" draw:start-glue-point="1" draw:end-shape="id21" draw:end-glue-point="3" svg:d="M18300 9400h500v600h500" svg:viewBox="0 0 1001 601">
          <text:p/>
        </draw:connector>
        <draw:connector draw:style-name="standard" draw:text-style-name="P1" draw:layer="layout" svg:x1="24.6cm" svg:y1="8.8cm" svg:x2="26.301cm" svg:y2="8.801cm" draw:start-shape="id20" draw:start-glue-point="1" draw:end-shape="id19" draw:end-glue-point="5" svg:d="M24600 8800h851v1h850" svg:viewBox="0 0 1702 2">
          <text:p/>
        </draw:connector>
        <draw:connector draw:style-name="standard" draw:text-style-name="P1" draw:layer="layout" draw:line-skew="0cm 3.5cm" svg:x1="24.6cm" svg:y1="10cm" svg:x2="11.35cm" svg:y2="5.1cm" draw:start-shape="id21" draw:start-glue-point="1" draw:end-shape="id3" draw:end-glue-point="2" svg:d="M24600 10000h501v800h-13751v-5700" svg:viewBox="0 0 13752 5701">
          <text:p/>
        </draw:connector>
        <draw:custom-shape draw:style-name="gr11" draw:text-style-name="P2" xml:id="id24" draw:id="id24" draw:layer="layout" svg:width="5.3cm" svg:height="1cm" svg:x="19.3cm" svg:y="11.9cm">
          <text:p text:style-name="P1">speichern</text:p>
          <draw:enhanced-geometry svg:viewBox="0 0 21600 21600" draw:type="rectangle" draw:enhanced-path="M 0 0 L 21600 0 21600 21600 0 21600 0 0 Z N"/>
        </draw:custom-shape>
        <draw:custom-shape draw:style-name="gr11" draw:text-style-name="P2" xml:id="id23" draw:id="id23" draw:layer="layout" svg:width="5.3cm" svg:height="1cm" svg:x="19.3cm" svg:y="13.1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8" draw:text-style-name="P1" xml:id="id22" draw:id="id22" draw:layer="layout" svg:width="0.7cm" svg:height="0.7cm" svg:x="26.302cm" svg:y="12.0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27.002cm" svg:y1="12.402cm" svg:x2="11.35cm" svg:y2="4.1cm" draw:start-shape="id22" draw:start-glue-point="7" draw:end-shape="id3" draw:end-glue-point="0" svg:d="M27002 12402h502v-8803h-16154v501" svg:viewBox="0 0 16155 8804">
          <text:p/>
        </draw:connector>
        <draw:connector draw:style-name="gr10" draw:text-style-name="P1" draw:layer="layout" svg:x1="26.652cm" svg:y1="12.052cm" svg:x2="15.65cm" svg:y2="12.5cm" draw:start-shape="id22" draw:start-glue-point="4" draw:end-shape="id8" draw:end-glue-point="0" svg:d="M26652 12052v-501h-11002v949" svg:viewBox="0 0 11003 950">
          <text:p text:style-name="P1"><text:span text:style-name="T1">falsche / fehlerhafte Eingabe</text:span></text:p>
        </draw:connector>
        <draw:connector draw:style-name="standard" draw:text-style-name="P1" draw:layer="layout" draw:line-skew="0cm 5.3cm" svg:x1="24.6cm" svg:y1="13.6cm" svg:x2="11.35cm" svg:y2="5.1cm" draw:start-shape="id23" draw:start-glue-point="1" draw:end-shape="id3" draw:end-glue-point="2" svg:d="M24600 13600h501v800h-13751v-9300" svg:viewBox="0 0 13752 9301">
          <text:p/>
        </draw:connector>
        <draw:connector draw:style-name="gr9" draw:text-style-name="P1" draw:layer="layout" svg:x1="18.3cm" svg:y1="13cm" svg:x2="19.3cm" svg:y2="12.4cm" draw:start-shape="id8" draw:start-glue-point="1" draw:end-shape="id24" draw:end-glue-point="3" svg:d="M18300 13000h500v-600h500" svg:viewBox="0 0 1001 601">
          <text:p/>
        </draw:connector>
        <draw:connector draw:style-name="standard" draw:text-style-name="P1" draw:layer="layout" svg:x1="24.6cm" svg:y1="12.4cm" svg:x2="26.302cm" svg:y2="12.402cm" draw:start-shape="id24" draw:start-glue-point="1" draw:end-shape="id22" draw:end-glue-point="5" svg:d="M24600 12400h851v2h851" svg:viewBox="0 0 1703 3">
          <text:p/>
        </draw:connector>
        <draw:connector draw:style-name="gr9" draw:text-style-name="P1" draw:layer="layout" svg:x1="18.3cm" svg:y1="13cm" svg:x2="19.3cm" svg:y2="13.6cm" draw:start-shape="id8" draw:start-glue-point="1" draw:end-shape="id23" draw:end-glue-point="3" svg:d="M18300 13000h500v600h500" svg:viewBox="0 0 1001 601">
          <text:p/>
        </draw:connector>
        <draw:custom-shape draw:style-name="gr11" draw:text-style-name="P2" xml:id="id25" draw:id="id25" draw:layer="layout" svg:width="5.3cm" svg:height="1cm" svg:x="19.3cm" svg:y="15.5cm">
          <text:p text:style-name="P1">lös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26" draw:id="id26" draw:layer="layout" svg:width="5.3cm" svg:height="1cm" svg:x="19.3cm" svg:y="16.7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8" draw:text-style-name="P1" xml:id="id27" draw:id="id27" draw:layer="layout" svg:width="0.7cm" svg:height="0.7cm" svg:x="26.303cm" svg:y="15.6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18.3cm" svg:y1="16.6cm" svg:x2="19.3cm" svg:y2="16cm" draw:start-shape="id9" draw:start-glue-point="1" draw:end-shape="id25" draw:end-glue-point="3" svg:d="M18300 16600h500v-600h500" svg:viewBox="0 0 1001 601">
          <text:p/>
        </draw:connector>
        <draw:connector draw:style-name="gr9" draw:text-style-name="P1" draw:layer="layout" svg:x1="18.3cm" svg:y1="16.6cm" svg:x2="19.3cm" svg:y2="17.2cm" draw:start-shape="id9" draw:start-glue-point="1" draw:end-shape="id26" draw:end-glue-point="3" svg:d="M18300 16600h500v600h500" svg:viewBox="0 0 1001 601">
          <text:p/>
        </draw:connector>
        <draw:connector draw:style-name="standard" draw:text-style-name="P1" draw:layer="layout" svg:x1="24.6cm" svg:y1="16cm" svg:x2="26.303cm" svg:y2="16.003cm" draw:start-shape="id25" draw:start-glue-point="1" draw:end-shape="id27" draw:end-glue-point="3" svg:d="M24600 16000h852v3h851" svg:viewBox="0 0 1704 4">
          <text:p/>
        </draw:connector>
        <draw:connector draw:style-name="gr9" draw:text-style-name="P1" draw:layer="layout" svg:x1="27.003cm" svg:y1="16.003cm" svg:x2="11.35cm" svg:y2="4.1cm" draw:start-shape="id27" draw:start-glue-point="7" draw:end-shape="id3" draw:end-glue-point="0" svg:d="M27003 16003h502v-12404h-16155v501" svg:viewBox="0 0 16156 12405">
          <text:p/>
        </draw:connector>
        <draw:connector draw:style-name="gr10" draw:text-style-name="P1" draw:layer="layout" svg:x1="26.653cm" svg:y1="15.653cm" svg:x2="15.65cm" svg:y2="16.1cm" draw:start-shape="id27" draw:start-glue-point="4" draw:end-shape="id9" svg:d="M26653 15653v-501h-11003v948" svg:viewBox="0 0 11004 949">
          <text:p text:style-name="P1"><text:span text:style-name="T1">falsche / fehlerhafte Eingabe</text:span></text:p>
        </draw:connector>
        <draw:connector draw:style-name="standard" draw:text-style-name="P1" draw:layer="layout" draw:line-skew="0cm 7.1cm" svg:x1="24.6cm" svg:y1="17.2cm" svg:x2="11.35cm" svg:y2="5.1cm" draw:start-shape="id26" draw:start-glue-point="1" draw:end-shape="id3" draw:end-glue-point="2" svg:d="M24600 17200h501v800h-13751v-12900" svg:viewBox="0 0 13752 12901">
          <text:p/>
        </draw:connector>
        <draw:custom-shape draw:style-name="gr11" draw:text-style-name="P2" xml:id="id28" draw:id="id28" draw:layer="layout" svg:width="5.3cm" svg:height="1cm" svg:x="19.3cm" svg:y="20.7cm">
          <text:p text:style-name="P1">abbrechen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8.3cm" svg:y1="21.2cm" svg:x2="19.3cm" svg:y2="21.2cm" draw:start-shape="id10" draw:start-glue-point="1" draw:end-shape="id28" draw:end-glue-point="3" svg:d="M18300 21200h1000" svg:viewBox="0 0 1001 1">
          <text:p/>
        </draw:connector>
        <draw:connector draw:style-name="standard" draw:text-style-name="P1" draw:layer="layout" draw:line-skew="0cm -0.201cm" svg:x1="24.6cm" svg:y1="21.2cm" svg:x2="11.35cm" svg:y2="20.5cm" draw:start-shape="id28" draw:start-glue-point="1" draw:end-shape="id4" draw:end-glue-point="2" svg:d="M24600 21200h501v800h-13751v-1500" svg:viewBox="0 0 13752 1501">
          <text:p/>
        </draw:connector>
        <draw:custom-shape draw:style-name="gr11" draw:text-style-name="P2" xml:id="id29" draw:id="id29" draw:layer="layout" svg:width="5.3cm" svg:height="1cm" svg:x="19.3cm" svg:y="23.2cm">
          <text:p text:style-name="P1">lös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30" draw:id="id30" draw:layer="layout" svg:width="5.3cm" svg:height="1cm" svg:x="19.3cm" svg:y="24.4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8" draw:text-style-name="P1" xml:id="id31" draw:id="id31" draw:layer="layout" svg:width="0.7cm" svg:height="0.7cm" svg:x="26.304cm" svg:y="23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18.3cm" svg:y1="24.3cm" svg:x2="19.3cm" svg:y2="23.7cm" draw:start-shape="id11" draw:start-glue-point="1" draw:end-shape="id29" draw:end-glue-point="3" svg:d="M18300 24300h500v-600h500" svg:viewBox="0 0 1001 601">
          <text:p/>
        </draw:connector>
        <draw:connector draw:style-name="gr9" draw:text-style-name="P1" draw:layer="layout" svg:x1="18.3cm" svg:y1="24.3cm" svg:x2="19.3cm" svg:y2="24.9cm" draw:start-shape="id11" draw:start-glue-point="1" draw:end-shape="id30" draw:end-glue-point="3" svg:d="M18300 24300h500v600h500" svg:viewBox="0 0 1001 601">
          <text:p/>
        </draw:connector>
        <draw:connector draw:style-name="gr9" draw:text-style-name="P1" draw:layer="layout" svg:x1="24.6cm" svg:y1="23.7cm" svg:x2="26.304cm" svg:y2="23.704cm" draw:start-shape="id29" draw:start-glue-point="1" draw:end-shape="id31" draw:end-glue-point="5" svg:d="M24600 23700h852v4h852" svg:viewBox="0 0 1705 5">
          <text:p/>
        </draw:connector>
        <draw:connector draw:style-name="standard" draw:text-style-name="P1" draw:layer="layout" draw:line-skew="0cm 3.25cm" svg:x1="24.6cm" svg:y1="24.9cm" svg:x2="11.35cm" svg:y2="20.5cm" draw:start-shape="id30" draw:start-glue-point="1" draw:end-shape="id4" draw:end-glue-point="2" svg:d="M24600 24900h501v800h-13751v-5200" svg:viewBox="0 0 13752 5201">
          <text:p/>
        </draw:connector>
        <draw:connector draw:style-name="gr10" draw:text-style-name="P1" draw:layer="layout" svg:x1="27.004cm" svg:y1="23.704cm" svg:x2="11.35cm" svg:y2="19.5cm" draw:start-shape="id31" draw:start-glue-point="7" draw:end-shape="id4" draw:end-glue-point="0" svg:d="M27004 23704h502v-4705h-16156v501" svg:viewBox="0 0 16157 4706">
          <text:p text:style-name="P1"><text:span text:style-name="T1">Eingabe in Ordnung</text:span></text:p>
        </draw:connector>
        <draw:connector draw:style-name="gr10" draw:text-style-name="P1" draw:layer="layout" svg:x1="26.654cm" svg:y1="23.354cm" svg:x2="15.65cm" svg:y2="23.8cm" draw:start-shape="id31" draw:start-glue-point="4" draw:end-shape="id11" draw:end-glue-point="0" svg:d="M26654 23354v-501h-11004v947" svg:viewBox="0 0 11005 948">
          <text:p text:style-name="P1"><text:span text:style-name="T1">falsche / fehlerhafte Eingabe</text:span></text:p>
        </draw:connector>
        <draw:custom-shape draw:style-name="gr11" draw:text-style-name="P2" xml:id="id32" draw:id="id32" draw:layer="layout" svg:width="5.3cm" svg:height="1cm" svg:x="19.3cm" svg:y="27.7cm">
          <text:p text:style-name="P1">speichern</text:p>
          <draw:enhanced-geometry svg:viewBox="0 0 21600 21600" draw:type="rectangle" draw:enhanced-path="M 0 0 L 21600 0 21600 21600 0 21600 0 0 Z N"/>
        </draw:custom-shape>
        <draw:custom-shape draw:style-name="gr11" draw:text-style-name="P2" xml:id="id33" draw:id="id33" draw:layer="layout" svg:width="5.3cm" svg:height="1cm" svg:x="19.3cm" svg:y="28.9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34" draw:id="id34" draw:layer="layout" svg:width="5.3cm" svg:height="1cm" svg:x="19.3cm" svg:y="31.3cm">
          <text:p text:style-name="P1">speichern</text:p>
          <draw:enhanced-geometry svg:viewBox="0 0 21600 21600" draw:type="rectangle" draw:enhanced-path="M 0 0 L 21600 0 21600 21600 0 21600 0 0 Z N"/>
        </draw:custom-shape>
        <draw:custom-shape draw:style-name="gr11" draw:text-style-name="P2" xml:id="id35" draw:id="id35" draw:layer="layout" svg:width="5.3cm" svg:height="1cm" svg:x="19.3cm" svg:y="32.5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36" draw:id="id36" draw:layer="layout" svg:width="5.3cm" svg:height="1cm" svg:x="19.3cm" svg:y="34.9cm">
          <text:p text:style-name="P1">speichern</text:p>
          <draw:enhanced-geometry svg:viewBox="0 0 21600 21600" draw:type="rectangle" draw:enhanced-path="M 0 0 L 21600 0 21600 21600 0 21600 0 0 Z N"/>
        </draw:custom-shape>
        <draw:custom-shape draw:style-name="gr11" draw:text-style-name="P2" xml:id="id37" draw:id="id37" draw:layer="layout" svg:width="5.3cm" svg:height="1cm" svg:x="19.3cm" svg:y="36.1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38" draw:id="id38" draw:layer="layout" svg:width="5.3cm" svg:height="1cm" svg:x="19.3cm" svg:y="38.5cm">
          <text:p text:style-name="P1">lös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39" draw:id="id39" draw:layer="layout" svg:width="5.3cm" svg:height="1cm" svg:x="19.3cm" svg:y="39.7cm">
          <text:p text:style-name="P1">abbrechen</text:p>
          <draw:enhanced-geometry svg:viewBox="0 0 21600 21600" draw:type="rectangle" draw:enhanced-path="M 0 0 L 21600 0 21600 21600 0 21600 0 0 Z N"/>
        </draw:custom-shape>
        <draw:connector draw:style-name="standard" draw:text-style-name="P1" draw:layer="layout" svg:x1="18.3cm" svg:y1="28.8cm" svg:x2="19.3cm" svg:y2="28.2cm" draw:start-shape="id12" draw:start-glue-point="1" draw:end-shape="id32" draw:end-glue-point="3" svg:d="M18300 28800h500v-600h500" svg:viewBox="0 0 1001 601">
          <text:p/>
        </draw:connector>
        <draw:connector draw:style-name="standard" draw:text-style-name="P1" draw:layer="layout" svg:x1="18.3cm" svg:y1="28.8cm" svg:x2="19.3cm" svg:y2="29.4cm" draw:start-shape="id12" draw:start-glue-point="1" draw:end-shape="id33" draw:end-glue-point="3" svg:d="M18300 28800h500v600h500" svg:viewBox="0 0 1001 601">
          <text:p/>
        </draw:connector>
        <draw:connector draw:style-name="standard" draw:text-style-name="P1" draw:layer="layout" svg:x1="18.3cm" svg:y1="32.4cm" svg:x2="19.3cm" svg:y2="31.8cm" draw:start-shape="id13" draw:start-glue-point="1" draw:end-shape="id34" draw:end-glue-point="3" svg:d="M18300 32400h500v-600h500" svg:viewBox="0 0 1001 601">
          <text:p/>
        </draw:connector>
        <draw:connector draw:style-name="standard" draw:text-style-name="P1" draw:layer="layout" svg:x1="18.3cm" svg:y1="32.4cm" svg:x2="19.3cm" svg:y2="33cm" draw:start-shape="id13" draw:start-glue-point="1" draw:end-shape="id35" draw:end-glue-point="3" svg:d="M18300 32400h500v600h500" svg:viewBox="0 0 1001 601">
          <text:p/>
        </draw:connector>
        <draw:connector draw:style-name="standard" draw:text-style-name="P1" draw:layer="layout" svg:x1="18.3cm" svg:y1="36cm" svg:x2="19.3cm" svg:y2="35.4cm" draw:start-shape="id14" draw:start-glue-point="1" draw:end-shape="id36" draw:end-glue-point="3" svg:d="M18300 36000h500v-600h500" svg:viewBox="0 0 1001 601">
          <text:p/>
        </draw:connector>
        <draw:connector draw:style-name="standard" draw:text-style-name="P1" draw:layer="layout" svg:x1="18.3cm" svg:y1="36cm" svg:x2="19.3cm" svg:y2="35.4cm" draw:start-shape="id14" draw:start-glue-point="1" draw:end-shape="id36" draw:end-glue-point="3" svg:d="M18300 36000h500v-600h500" svg:viewBox="0 0 1001 601">
          <text:p/>
        </draw:connector>
        <draw:connector draw:style-name="standard" draw:text-style-name="P1" draw:layer="layout" svg:x1="18.3cm" svg:y1="36cm" svg:x2="19.3cm" svg:y2="36.6cm" draw:start-shape="id14" draw:start-glue-point="1" draw:end-shape="id37" draw:end-glue-point="3" svg:d="M18300 36000h500v600h500" svg:viewBox="0 0 1001 601">
          <text:p/>
        </draw:connector>
        <draw:connector draw:style-name="standard" draw:text-style-name="P1" draw:layer="layout" svg:x1="18.3cm" svg:y1="39.6cm" svg:x2="19.3cm" svg:y2="39cm" draw:start-shape="id15" draw:start-glue-point="1" draw:end-shape="id38" draw:end-glue-point="3" svg:d="M18300 39600h500v-600h500" svg:viewBox="0 0 1001 601">
          <text:p/>
        </draw:connector>
        <draw:connector draw:style-name="standard" draw:text-style-name="P1" draw:layer="layout" svg:x1="18.3cm" svg:y1="39.6cm" svg:x2="19.3cm" svg:y2="40.2cm" draw:start-shape="id15" draw:start-glue-point="1" draw:end-shape="id39" draw:end-glue-point="3" svg:d="M18300 39600h500v600h500" svg:viewBox="0 0 1001 601">
          <text:p/>
        </draw:connector>
        <draw:custom-shape draw:style-name="gr8" draw:text-style-name="P1" xml:id="id40" draw:id="id40" draw:layer="layout" svg:width="0.7cm" svg:height="0.7cm" svg:x="26.305cm" svg:y="27.8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41" draw:id="id41" draw:layer="layout" svg:width="0.7cm" svg:height="0.7cm" svg:x="26.306cm" svg:y="31.4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42" draw:id="id42" draw:layer="layout" svg:width="0.7cm" svg:height="0.7cm" svg:x="26.307cm" svg:y="35.0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43" draw:id="id43" draw:layer="layout" svg:width="0.7cm" svg:height="0.7cm" svg:x="26.308cm" svg:y="38.6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standard" draw:text-style-name="P1" draw:layer="layout" svg:x1="24.6cm" svg:y1="28.2cm" svg:x2="26.305cm" svg:y2="28.205cm" draw:start-shape="id32" draw:start-glue-point="1" draw:end-shape="id40" draw:end-glue-point="5" svg:d="M24600 28200h853v5h852" svg:viewBox="0 0 1706 6">
          <text:p/>
        </draw:connector>
        <draw:connector draw:style-name="standard" draw:text-style-name="P1" draw:layer="layout" svg:x1="24.6cm" svg:y1="31.8cm" svg:x2="26.306cm" svg:y2="31.806cm" draw:start-shape="id34" draw:start-glue-point="1" draw:end-shape="id41" draw:end-glue-point="5" svg:d="M24600 31800h853v6h853" svg:viewBox="0 0 1707 7">
          <text:p/>
        </draw:connector>
        <draw:connector draw:style-name="standard" draw:text-style-name="P1" draw:layer="layout" svg:x1="24.6cm" svg:y1="35.4cm" svg:x2="26.307cm" svg:y2="35.407cm" draw:start-shape="id36" draw:start-glue-point="1" draw:end-shape="id42" draw:end-glue-point="5" svg:d="M24600 35400h854v7h853" svg:viewBox="0 0 1708 8">
          <text:p/>
        </draw:connector>
        <draw:connector draw:style-name="standard" draw:text-style-name="P1" draw:layer="layout" svg:x1="24.6cm" svg:y1="39cm" svg:x2="26.308cm" svg:y2="39.008cm" draw:start-shape="id38" draw:start-glue-point="1" draw:end-shape="id43" draw:end-glue-point="5" svg:d="M24600 39000h854v8h854" svg:viewBox="0 0 1709 9">
          <text:p/>
        </draw:connector>
        <draw:connector draw:style-name="gr10" draw:text-style-name="P1" draw:layer="layout" svg:x1="26.655cm" svg:y1="27.855cm" svg:x2="15.65cm" svg:y2="28.3cm" draw:start-shape="id40" draw:start-glue-point="4" draw:end-shape="id12" svg:d="M26655 27855v-501h-11005v946" svg:viewBox="0 0 11006 947">
          <text:p text:style-name="P1"><text:span text:style-name="T1">falsche / fehlerhafte Eingabe</text:span></text:p>
        </draw:connector>
        <draw:connector draw:style-name="gr10" draw:text-style-name="P1" draw:layer="layout" svg:x1="26.656cm" svg:y1="31.456cm" svg:x2="15.65cm" svg:y2="31.9cm" draw:start-shape="id41" draw:start-glue-point="4" draw:end-shape="id13" draw:end-glue-point="0" svg:d="M26656 31456v-501h-11006v945" svg:viewBox="0 0 11007 946">
          <text:p text:style-name="P1"><text:span text:style-name="T1">falsche / fehlerhafte Eingabe</text:span></text:p>
        </draw:connector>
        <draw:connector draw:style-name="gr10" draw:text-style-name="P1" draw:layer="layout" svg:x1="26.657cm" svg:y1="35.057cm" svg:x2="15.65cm" svg:y2="35.5cm" draw:start-shape="id42" draw:start-glue-point="4" draw:end-shape="id14" svg:d="M26657 35057v-501h-11007v944" svg:viewBox="0 0 11008 945">
          <text:p text:style-name="P1"><text:span text:style-name="T1">falsche / fehlerhafte Eingabe</text:span></text:p>
        </draw:connector>
        <draw:connector draw:style-name="gr10" draw:text-style-name="P1" draw:layer="layout" svg:x1="26.658cm" svg:y1="38.658cm" svg:x2="15.65cm" svg:y2="39.1cm" draw:start-shape="id43" draw:start-glue-point="4" draw:end-shape="id15" draw:end-glue-point="0" svg:d="M26658 38658v-501h-11008v943" svg:viewBox="0 0 11009 944">
          <text:p text:style-name="P1"><text:span text:style-name="T1">falsche / fehlerhafte Eingabe</text:span></text:p>
        </draw:connector>
        <draw:connector draw:style-name="standard" draw:text-style-name="P1" draw:layer="layout" draw:line-skew="0cm -0.201cm" svg:x1="24.6cm" svg:y1="29.4cm" svg:x2="11.35cm" svg:y2="28.1cm" draw:start-shape="id33" draw:start-glue-point="1" draw:end-shape="id5" draw:end-glue-point="2" svg:d="M24600 29400h501v800h-13751v-2100" svg:viewBox="0 0 13752 2101">
          <text:p/>
        </draw:connector>
        <draw:connector draw:style-name="standard" draw:text-style-name="P1" draw:layer="layout" draw:line-skew="0cm 3.5cm" svg:x1="24.6cm" svg:y1="33cm" svg:x2="11.35cm" svg:y2="28.1cm" draw:start-shape="id35" draw:start-glue-point="1" draw:end-shape="id5" draw:end-glue-point="2" svg:d="M24600 33000h501v800h-13751v-5700" svg:viewBox="0 0 13752 5701">
          <text:p/>
        </draw:connector>
        <draw:connector draw:style-name="standard" draw:text-style-name="P1" draw:layer="layout" draw:line-skew="0cm 5.3cm" svg:x1="24.6cm" svg:y1="36.6cm" svg:x2="11.35cm" svg:y2="28.1cm" draw:start-shape="id37" draw:start-glue-point="1" draw:end-shape="id5" draw:end-glue-point="2" svg:d="M24600 36600h501v800h-13751v-9300" svg:viewBox="0 0 13752 9301">
          <text:p/>
        </draw:connector>
        <draw:connector draw:style-name="standard" draw:text-style-name="P1" draw:layer="layout" draw:line-skew="0cm 7.1cm" svg:x1="24.6cm" svg:y1="40.2cm" svg:x2="11.35cm" svg:y2="28.1cm" draw:start-shape="id39" draw:start-glue-point="1" draw:end-shape="id5" draw:end-glue-point="2" svg:d="M24600 40200h501v800h-13751v-12900" svg:viewBox="0 0 13752 12901">
          <text:p/>
        </draw:connector>
        <draw:connector draw:style-name="gr9" draw:text-style-name="P1" draw:layer="layout" svg:x1="27.008cm" svg:y1="39.008cm" svg:x2="11.35cm" svg:y2="27.1cm" draw:start-shape="id43" draw:start-glue-point="7" draw:end-shape="id5" draw:end-glue-point="0" svg:d="M27008 39008h502v-12409h-16160v501" svg:viewBox="0 0 16161 12410">
          <text:p/>
        </draw:connector>
        <draw:connector draw:style-name="gr10" draw:text-style-name="P1" draw:layer="layout" svg:x1="27.005cm" svg:y1="28.205cm" svg:x2="11.35cm" svg:y2="27.1cm" draw:start-shape="id40" draw:start-glue-point="7" draw:end-shape="id5" draw:end-glue-point="0" svg:d="M27005 28205h502v-1606h-16157v501" svg:viewBox="0 0 16158 1607">
          <text:p text:style-name="P1"><text:span text:style-name="T1">Eingabe in Ordnung</text:span></text:p>
        </draw:connector>
        <draw:connector draw:style-name="gr9" draw:text-style-name="P1" draw:layer="layout" svg:x1="27.006cm" svg:y1="31.806cm" svg:x2="11.35cm" svg:y2="27.1cm" draw:start-shape="id41" draw:start-glue-point="7" draw:end-shape="id5" draw:end-glue-point="0" svg:d="M27006 31806h502v-5207h-16158v501" svg:viewBox="0 0 16159 5208">
          <text:p/>
        </draw:connector>
        <draw:connector draw:style-name="gr9" draw:text-style-name="P1" draw:layer="layout" svg:x1="27.007cm" svg:y1="35.407cm" svg:x2="11.35cm" svg:y2="27.1cm" draw:start-shape="id42" draw:start-glue-point="7" draw:end-shape="id5" draw:end-glue-point="0" svg:d="M27007 35407h502v-8808h-16159v501" svg:viewBox="0 0 16160 8809">
          <text:p/>
        </draw:connector>
      </draw:page>
      <draw:page draw:name="page2" draw:style-name="dp1" draw:master-page-name="Standard">
        <draw:custom-shape draw:style-name="gr11" draw:text-style-name="P2" xml:id="id45" draw:id="id45" draw:layer="layout" svg:width="5.3cm" svg:height="1cm" svg:x="8.7cm" svg:y="4.1cm">
          <text:p text:style-name="P1">Galleri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46" draw:id="id46" draw:layer="layout" svg:width="5.3cm" svg:height="1cm" svg:x="11.8cm" svg:y="27.3cm">
          <text:p text:style-name="P1">Bilder</text:p>
          <draw:enhanced-geometry svg:viewBox="0 0 21600 21600" draw:type="rectangle" draw:enhanced-path="M 0 0 L 21600 0 21600 21600 0 21600 0 0 Z N"/>
        </draw:custom-shape>
        <draw:custom-shape draw:style-name="gr11" draw:text-style-name="P2" xml:id="id47" draw:id="id47" draw:layer="layout" svg:width="5.3cm" svg:height="1cm" svg:x="11.8cm" svg:y="31.8cm">
          <text:p text:style-name="P1">Neuigkeit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48" draw:id="id48" draw:layer="layout" svg:width="5.3cm" svg:height="1cm" svg:x="11.8cm" svg:y="36.2cm">
          <text:p text:style-name="P1">Anleitungen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7.7cm" svg:y1="3.5cm" svg:x2="8.7cm" svg:y2="4.6cm" draw:start-shape="id44" draw:start-glue-point="2" draw:end-shape="id45" draw:end-glue-point="3" svg:d="M7700 3500v1100h1000" svg:viewBox="0 0 1001 1101">
          <text:p/>
        </draw:connector>
        <draw:connector draw:style-name="gr6" draw:text-style-name="P1" draw:layer="layout" svg:x1="7.7cm" svg:y1="3.5cm" svg:x2="11.8cm" svg:y2="27.8cm" draw:start-shape="id44" draw:start-glue-point="2" draw:end-shape="id46" draw:end-glue-point="3" svg:d="M7700 3500v24300h4100" svg:viewBox="0 0 4101 24301">
          <text:p/>
        </draw:connector>
        <draw:connector draw:style-name="gr6" draw:text-style-name="P1" draw:layer="layout" svg:x1="7.7cm" svg:y1="3.5cm" svg:x2="11.8cm" svg:y2="32.3cm" draw:start-shape="id44" draw:start-glue-point="2" draw:end-shape="id47" draw:end-glue-point="3" svg:d="M7700 3500v28800h4100" svg:viewBox="0 0 4101 28801">
          <text:p/>
        </draw:connector>
        <draw:connector draw:style-name="gr6" draw:text-style-name="P1" draw:layer="layout" svg:x1="7.7cm" svg:y1="3.5cm" svg:x2="11.8cm" svg:y2="36.7cm" draw:start-shape="id44" draw:start-glue-point="2" draw:end-shape="id48" draw:end-glue-point="3" svg:d="M7700 3500v33200h4100" svg:viewBox="0 0 4101 33201">
          <text:p/>
        </draw:connector>
        <draw:custom-shape draw:style-name="gr11" draw:text-style-name="P2" xml:id="id49" draw:id="id49" draw:layer="layout" svg:width="5.3cm" svg:height="1cm" svg:x="13cm" svg:y="5.3cm">
          <text:p text:style-name="P1">hinzufüg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50" draw:id="id50" draw:layer="layout" svg:width="5.3cm" svg:height="1cm" svg:x="13cm" svg:y="8.9cm">
          <text:p text:style-name="P1">bearbeit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51" draw:id="id51" draw:layer="layout" svg:width="5.3cm" svg:height="1cm" svg:x="13cm" svg:y="12.4cm">
          <text:p text:style-name="P1">lös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52" draw:id="id52" draw:layer="layout" svg:width="5.3cm" svg:height="1cm" svg:x="17.3cm" svg:y="28.3cm">
          <text:p text:style-name="P1">hinzufüg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53" draw:id="id53" draw:layer="layout" svg:width="5.3cm" svg:height="1cm" svg:x="17.3cm" svg:y="29.5cm">
          <text:p text:style-name="P1">bearbeit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54" draw:id="id54" draw:layer="layout" svg:width="5.3cm" svg:height="1cm" svg:x="17.3cm" svg:y="30.7cm">
          <text:p text:style-name="P1">lös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55" draw:id="id55" draw:layer="layout" svg:width="5.3cm" svg:height="1cm" svg:x="17.3cm" svg:y="32.8cm">
          <text:p text:style-name="P1">hinzufüg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56" draw:id="id56" draw:layer="layout" svg:width="5.3cm" svg:height="1cm" svg:x="17.3cm" svg:y="34cm">
          <text:p text:style-name="P1">bearbeit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57" draw:id="id57" draw:layer="layout" svg:width="5.3cm" svg:height="1cm" svg:x="17.3cm" svg:y="35.2cm">
          <text:p text:style-name="P1">lös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58" draw:id="id58" draw:layer="layout" svg:width="5.3cm" svg:height="1cm" svg:x="17.3cm" svg:y="37.2cm">
          <text:p text:style-name="P1">hinzufüg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59" draw:id="id59" draw:layer="layout" svg:width="5.3cm" svg:height="1cm" svg:x="17.3cm" svg:y="38.4cm">
          <text:p text:style-name="P1">bearbeit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60" draw:id="id60" draw:layer="layout" svg:width="5.3cm" svg:height="1cm" svg:x="17.3cm" svg:y="39.6cm">
          <text:p text:style-name="P1">löschen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1.35cm" svg:y1="5.1cm" svg:x2="13cm" svg:y2="5.8cm" draw:start-shape="id45" draw:start-glue-point="2" draw:end-shape="id49" draw:end-glue-point="3" svg:d="M11350 5100v700h1650" svg:viewBox="0 0 1651 701">
          <text:p/>
        </draw:connector>
        <draw:connector draw:style-name="gr6" draw:text-style-name="P1" draw:layer="layout" svg:x1="11.35cm" svg:y1="5.1cm" svg:x2="13cm" svg:y2="9.4cm" draw:start-shape="id45" draw:start-glue-point="2" draw:end-shape="id50" draw:end-glue-point="3" svg:d="M11350 5100v4300h1650" svg:viewBox="0 0 1651 4301">
          <text:p/>
        </draw:connector>
        <draw:connector draw:style-name="gr6" draw:text-style-name="P1" draw:layer="layout" svg:x1="11.35cm" svg:y1="5.1cm" svg:x2="13cm" svg:y2="12.9cm" draw:start-shape="id45" draw:start-glue-point="2" draw:end-shape="id51" draw:end-glue-point="3" svg:d="M11350 5100v7800h1650" svg:viewBox="0 0 1651 7801">
          <text:p/>
        </draw:connector>
        <draw:connector draw:style-name="gr6" draw:text-style-name="P1" draw:layer="layout" svg:x1="14.45cm" svg:y1="28.3cm" svg:x2="17.3cm" svg:y2="28.8cm" draw:start-shape="id46" draw:start-glue-point="2" draw:end-shape="id52" draw:end-glue-point="3" svg:d="M14450 28300v500h2850" svg:viewBox="0 0 2851 501">
          <text:p/>
        </draw:connector>
        <draw:connector draw:style-name="gr6" draw:text-style-name="P1" draw:layer="layout" svg:x1="14.45cm" svg:y1="28.3cm" svg:x2="17.3cm" svg:y2="30cm" draw:start-shape="id46" draw:start-glue-point="2" draw:end-shape="id53" draw:end-glue-point="3" svg:d="M14450 28300v1700h2850" svg:viewBox="0 0 2851 1701">
          <text:p/>
        </draw:connector>
        <draw:connector draw:style-name="gr6" draw:text-style-name="P1" draw:layer="layout" svg:x1="14.45cm" svg:y1="28.3cm" svg:x2="17.3cm" svg:y2="31.2cm" draw:start-shape="id46" draw:start-glue-point="2" draw:end-shape="id54" draw:end-glue-point="3" svg:d="M14450 28300v2900h2850" svg:viewBox="0 0 2851 2901">
          <text:p/>
        </draw:connector>
        <draw:connector draw:style-name="gr6" draw:text-style-name="P1" draw:layer="layout" svg:x1="14.45cm" svg:y1="32.8cm" svg:x2="17.3cm" svg:y2="33.3cm" draw:start-shape="id47" draw:start-glue-point="2" draw:end-shape="id55" draw:end-glue-point="3" svg:d="M14450 32800v500h2850" svg:viewBox="0 0 2851 501">
          <text:p/>
        </draw:connector>
        <draw:connector draw:style-name="gr6" draw:text-style-name="P1" draw:layer="layout" svg:x1="14.45cm" svg:y1="32.8cm" svg:x2="17.3cm" svg:y2="34.5cm" draw:start-shape="id47" draw:start-glue-point="2" draw:end-shape="id56" draw:end-glue-point="3" svg:d="M14450 32800v1700h2850" svg:viewBox="0 0 2851 1701">
          <text:p/>
        </draw:connector>
        <draw:connector draw:style-name="gr6" draw:text-style-name="P1" draw:layer="layout" svg:x1="14.45cm" svg:y1="32.8cm" svg:x2="17.3cm" svg:y2="35.7cm" draw:start-shape="id47" draw:start-glue-point="2" draw:end-shape="id57" draw:end-glue-point="3" svg:d="M14450 32800v2900h2850" svg:viewBox="0 0 2851 2901">
          <text:p/>
        </draw:connector>
        <draw:connector draw:style-name="gr6" draw:text-style-name="P1" draw:layer="layout" svg:x1="14.45cm" svg:y1="37.2cm" svg:x2="17.3cm" svg:y2="37.7cm" draw:start-shape="id48" draw:start-glue-point="2" draw:end-shape="id58" draw:end-glue-point="3" svg:d="M14450 37200v500h2850" svg:viewBox="0 0 2851 501">
          <text:p/>
        </draw:connector>
        <draw:connector draw:style-name="gr6" draw:text-style-name="P1" draw:layer="layout" svg:x1="14.45cm" svg:y1="37.2cm" svg:x2="17.3cm" svg:y2="38.9cm" draw:start-shape="id48" draw:start-glue-point="2" draw:end-shape="id59" draw:end-glue-point="3" svg:d="M14450 37200v1700h2850" svg:viewBox="0 0 2851 1701">
          <text:p/>
        </draw:connector>
        <draw:connector draw:style-name="gr6" draw:text-style-name="P1" draw:layer="layout" svg:x1="14.45cm" svg:y1="37.2cm" svg:x2="17.3cm" svg:y2="40.1cm" draw:start-shape="id48" draw:start-glue-point="2" draw:end-shape="id60" draw:end-glue-point="3" svg:d="M14450 37200v2900h2850" svg:viewBox="0 0 2851 2901">
          <text:p/>
        </draw:connector>
        <draw:custom-shape draw:style-name="gr12" draw:text-style-name="P2" xml:id="id61" draw:id="id61" draw:layer="layout" svg:width="5cm" svg:height="1cm" svg:x="1.9cm" svg:y="1cm">
          <text:p text:style-name="P1">Home</text:p>
          <draw:enhanced-geometry svg:viewBox="0 0 21600 21600" draw:type="rectangle" draw:enhanced-path="M 0 0 L 21600 0 21600 21600 0 21600 0 0 Z N"/>
        </draw:custom-shape>
        <draw:custom-shape draw:style-name="gr12" draw:text-style-name="P2" xml:id="id44" draw:id="id44" draw:layer="layout" svg:width="5cm" svg:height="1cm" svg:x="5.2cm" svg:y="2.5cm">
          <text:p text:style-name="P1">Public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4cm" svg:y1="2cm" svg:x2="5.2cm" svg:y2="3cm" draw:start-shape="id61" draw:start-glue-point="2" draw:end-shape="id44" draw:end-glue-point="3" svg:d="M4400 2000v1000h800" svg:viewBox="0 0 801 1001">
          <text:p/>
        </draw:connector>
        <draw:custom-shape draw:style-name="gr11" draw:text-style-name="P2" xml:id="id62" draw:id="id62" draw:layer="layout" svg:width="5.3cm" svg:height="1cm" svg:x="19.3cm" svg:y="4.7cm">
          <text:p text:style-name="P1">speichern</text:p>
          <draw:enhanced-geometry svg:viewBox="0 0 21600 21600" draw:type="rectangle" draw:enhanced-path="M 0 0 L 21600 0 21600 21600 0 21600 0 0 Z N"/>
        </draw:custom-shape>
        <draw:custom-shape draw:style-name="gr11" draw:text-style-name="P2" xml:id="id63" draw:id="id63" draw:layer="layout" svg:width="5.3cm" svg:height="1cm" svg:x="19.3cm" svg:y="5.9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64" draw:id="id64" draw:layer="layout" svg:width="5.3cm" svg:height="1cm" svg:x="19.3cm" svg:y="8.3cm">
          <text:p text:style-name="P1">speichern</text:p>
          <draw:enhanced-geometry svg:viewBox="0 0 21600 21600" draw:type="rectangle" draw:enhanced-path="M 0 0 L 21600 0 21600 21600 0 21600 0 0 Z N"/>
        </draw:custom-shape>
        <draw:custom-shape draw:style-name="gr11" draw:text-style-name="P2" xml:id="id65" draw:id="id65" draw:layer="layout" svg:width="5.3cm" svg:height="1cm" svg:x="19.3cm" svg:y="9.5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66" draw:id="id66" draw:layer="layout" svg:width="5.3cm" svg:height="1cm" svg:x="19.3cm" svg:y="11.9cm">
          <text:p text:style-name="P1">lös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67" draw:id="id67" draw:layer="layout" svg:width="5.3cm" svg:height="1cm" svg:x="19.3cm" svg:y="13.1cm">
          <text:p text:style-name="P1">abbrechen</text:p>
          <draw:enhanced-geometry svg:viewBox="0 0 21600 21600" draw:type="rectangle" draw:enhanced-path="M 0 0 L 21600 0 21600 21600 0 21600 0 0 Z N"/>
        </draw:custom-shape>
        <draw:connector draw:style-name="standard" draw:text-style-name="P1" draw:layer="layout" svg:x1="18.3cm" svg:y1="5.8cm" svg:x2="19.3cm" svg:y2="5.2cm" draw:start-shape="id49" draw:start-glue-point="1" draw:end-shape="id62" draw:end-glue-point="3" svg:d="M18300 5800h500v-600h500" svg:viewBox="0 0 1001 601">
          <text:p/>
        </draw:connector>
        <draw:connector draw:style-name="standard" draw:text-style-name="P1" draw:layer="layout" svg:x1="18.3cm" svg:y1="5.8cm" svg:x2="19.3cm" svg:y2="6.4cm" draw:start-shape="id49" draw:start-glue-point="1" draw:end-shape="id63" draw:end-glue-point="3" svg:d="M18300 5800h500v600h500" svg:viewBox="0 0 1001 601">
          <text:p/>
        </draw:connector>
        <draw:connector draw:style-name="standard" draw:text-style-name="P1" draw:layer="layout" svg:x1="18.3cm" svg:y1="9.4cm" svg:x2="19.3cm" svg:y2="8.8cm" draw:start-shape="id50" draw:start-glue-point="1" draw:end-shape="id64" draw:end-glue-point="3" svg:d="M18300 9400h500v-600h500" svg:viewBox="0 0 1001 601">
          <text:p/>
        </draw:connector>
        <draw:connector draw:style-name="standard" draw:text-style-name="P1" draw:layer="layout" svg:x1="18.3cm" svg:y1="9.4cm" svg:x2="19.3cm" svg:y2="10cm" draw:start-shape="id50" draw:start-glue-point="1" draw:end-shape="id65" draw:end-glue-point="3" svg:d="M18300 9400h500v600h500" svg:viewBox="0 0 1001 601">
          <text:p/>
        </draw:connector>
        <draw:connector draw:style-name="standard" draw:text-style-name="P1" draw:layer="layout" svg:x1="18.3cm" svg:y1="12.9cm" svg:x2="19.3cm" svg:y2="12.4cm" draw:start-shape="id51" draw:start-glue-point="1" draw:end-shape="id66" draw:end-glue-point="3" svg:d="M18300 12900h500v-500h500" svg:viewBox="0 0 1001 501">
          <text:p/>
        </draw:connector>
        <draw:connector draw:style-name="standard" draw:text-style-name="P1" draw:layer="layout" svg:x1="18.3cm" svg:y1="12.9cm" svg:x2="19.3cm" svg:y2="13.6cm" draw:start-shape="id51" draw:start-glue-point="1" draw:end-shape="id67" draw:end-glue-point="3" svg:d="M18300 12900h500v700h500" svg:viewBox="0 0 1001 701">
          <text:p/>
        </draw:connector>
        <draw:custom-shape draw:style-name="gr8" draw:text-style-name="P1" xml:id="id68" draw:id="id68" draw:layer="layout" svg:width="0.7cm" svg:height="0.7cm" svg:x="26.301cm" svg:y="4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69" draw:id="id69" draw:layer="layout" svg:width="0.7cm" svg:height="0.7cm" svg:x="26.302cm" svg:y="8.4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70" draw:id="id70" draw:layer="layout" svg:width="0.7cm" svg:height="0.7cm" svg:x="26.303cm" svg:y="12.0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standard" draw:text-style-name="P1" draw:layer="layout" svg:x1="24.6cm" svg:y1="5.2cm" svg:x2="26.301cm" svg:y2="5.201cm" draw:start-shape="id62" draw:start-glue-point="1" draw:end-shape="id68" draw:end-glue-point="5" svg:d="M24600 5200h851v1h850" svg:viewBox="0 0 1702 2">
          <text:p/>
        </draw:connector>
        <draw:connector draw:style-name="standard" draw:text-style-name="P1" draw:layer="layout" svg:x1="24.6cm" svg:y1="8.8cm" svg:x2="26.302cm" svg:y2="8.802cm" draw:start-shape="id64" draw:start-glue-point="1" draw:end-shape="id69" draw:end-glue-point="5" svg:d="M24600 8800h851v2h851" svg:viewBox="0 0 1703 3">
          <text:p/>
        </draw:connector>
        <draw:connector draw:style-name="standard" draw:text-style-name="P1" draw:layer="layout" svg:x1="24.6cm" svg:y1="12.4cm" svg:x2="26.303cm" svg:y2="12.403cm" draw:start-shape="id66" draw:start-glue-point="1" draw:end-shape="id70" draw:end-glue-point="5" svg:d="M24600 12400h852v3h851" svg:viewBox="0 0 1704 4">
          <text:p/>
        </draw:connector>
        <draw:connector draw:style-name="standard" draw:text-style-name="P1" draw:layer="layout" draw:line-skew="0cm 5.3cm" svg:x1="24.6cm" svg:y1="13.6cm" svg:x2="11.35cm" svg:y2="5.1cm" draw:start-shape="id67" draw:start-glue-point="1" draw:end-shape="id45" draw:end-glue-point="2" svg:d="M24600 13600h501v800h-13751v-9300" svg:viewBox="0 0 13752 9301">
          <text:p/>
        </draw:connector>
        <draw:connector draw:style-name="standard" draw:text-style-name="P1" draw:layer="layout" draw:line-skew="0cm 3.5cm" svg:x1="24.6cm" svg:y1="10cm" svg:x2="11.35cm" svg:y2="5.1cm" draw:start-shape="id65" draw:start-glue-point="1" draw:end-shape="id45" draw:end-glue-point="2" svg:d="M24600 10000h501v800h-13751v-5700" svg:viewBox="0 0 13752 5701">
          <text:p/>
        </draw:connector>
        <draw:connector draw:style-name="standard" draw:text-style-name="P1" draw:layer="layout" draw:line-skew="0cm -0.201cm" svg:x1="24.6cm" svg:y1="6.4cm" svg:x2="11.35cm" svg:y2="5.1cm" draw:start-shape="id63" draw:start-glue-point="1" draw:end-shape="id45" draw:end-glue-point="2" svg:d="M24600 6400h501v800h-13751v-2100" svg:viewBox="0 0 13752 2101">
          <text:p/>
        </draw:connector>
        <draw:connector draw:style-name="gr13" draw:text-style-name="P1" draw:layer="layout" svg:x1="27.001cm" svg:y1="5.201cm" svg:x2="11.35cm" svg:y2="4.1cm" draw:start-shape="id68" draw:start-glue-point="7" draw:end-shape="id45" draw:end-glue-point="0" svg:d="M27001 5201h502v-1602h-16153v501" svg:viewBox="0 0 16154 1603">
          <text:p text:style-name="P1"><text:span text:style-name="T1">Eingabe in Ordnung</text:span></text:p>
        </draw:connector>
        <draw:connector draw:style-name="standard" draw:text-style-name="P1" draw:layer="layout" svg:x1="27.002cm" svg:y1="8.802cm" svg:x2="11.35cm" svg:y2="4.1cm" draw:start-shape="id69" draw:start-glue-point="7" draw:end-shape="id45" draw:end-glue-point="0" svg:d="M27002 8802h502v-5203h-16154v501" svg:viewBox="0 0 16155 5204">
          <text:p/>
        </draw:connector>
        <draw:connector draw:style-name="standard" draw:text-style-name="P1" draw:layer="layout" svg:x1="27.003cm" svg:y1="12.403cm" svg:x2="11.35cm" svg:y2="4.1cm" draw:start-shape="id70" draw:start-glue-point="7" draw:end-shape="id45" draw:end-glue-point="0" svg:d="M27003 12403h502v-8804h-16155v501" svg:viewBox="0 0 16156 8805">
          <text:p/>
        </draw:connector>
        <draw:connector draw:style-name="gr13" draw:text-style-name="P1" draw:layer="layout" svg:x1="26.651cm" svg:y1="4.851cm" svg:x2="15.65cm" svg:y2="5.3cm" draw:start-shape="id68" draw:start-glue-point="4" draw:end-shape="id49" draw:end-glue-point="0" svg:d="M26651 4851v-501h-11001v950" svg:viewBox="0 0 11002 951">
          <text:p text:style-name="P1"><text:span text:style-name="T1">falsche / fehlerhafte Eingabe</text:span></text:p>
        </draw:connector>
        <draw:connector draw:style-name="gr13" draw:text-style-name="P1" draw:layer="layout" svg:x1="26.652cm" svg:y1="8.452cm" svg:x2="15.65cm" svg:y2="8.9cm" draw:start-shape="id69" draw:start-glue-point="4" draw:end-shape="id50" svg:d="M26652 8452v-501h-11002v949" svg:viewBox="0 0 11003 950">
          <text:p text:style-name="P1"><text:span text:style-name="T1">falsche / fehlerhafte Eingabe</text:span></text:p>
        </draw:connector>
        <draw:connector draw:style-name="gr13" draw:text-style-name="P1" draw:layer="layout" svg:x1="26.653cm" svg:y1="12.053cm" svg:x2="15.65cm" svg:y2="12.4cm" draw:start-shape="id70" draw:start-glue-point="4" draw:end-shape="id51" draw:end-glue-point="0" svg:d="M26653 12053v-501h-11003v848" svg:viewBox="0 0 11004 849">
          <text:p text:style-name="P1"><text:span text:style-name="T1">falsche / fehlerhafte Eingabe</text:span></text:p>
        </draw:connector>
        <draw:custom-shape draw:style-name="gr11" draw:text-style-name="P2" xml:id="id71" draw:id="id71" draw:layer="layout" svg:width="5.3cm" svg:height="1cm" svg:x="19.2cm" svg:y="15.7cm">
          <text:p text:style-name="P1">Referenzen</text:p>
          <draw:enhanced-geometry svg:viewBox="0 0 21600 21600" draw:type="rectangle" draw:enhanced-path="M 0 0 L 21600 0 21600 21600 0 21600 0 0 Z N"/>
        </draw:custom-shape>
        <draw:connector draw:style-name="gr14" draw:text-style-name="P4" draw:layer="layout" draw:line-skew="1.073cm" svg:x1="26.653cm" svg:y1="12.753cm" svg:x2="21.85cm" svg:y2="15.7cm" draw:start-shape="id70" draw:start-glue-point="6" draw:end-shape="id71" draw:end-glue-point="0" svg:d="M26653 12753v2547h-4803v400" svg:viewBox="0 0 4804 2948">
          <text:p text:style-name="P1"><text:span text:style-name="T1">noch Referenzen vorhanden</text:span></text:p>
        </draw:connector>
      </draw:page>
      <draw:page draw:name="page3" draw:style-name="dp1" draw:master-page-name="Standard">
        <draw:custom-shape draw:style-name="gr1" draw:text-style-name="P2" xml:id="id72" draw:id="id72" draw:layer="layout" svg:width="5cm" svg:height="1cm" svg:x="6.1cm" svg:y="16cm">
          <text:p text:style-name="P1">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xml:id="id73" draw:id="id73" draw:layer="layout" svg:width="5.3cm" svg:height="0.99cm" svg:x="11.8cm" svg:y="17.01cm">
          <text:p text:style-name="P1">Benutzer</text:p>
          <draw:enhanced-geometry svg:viewBox="0 0 21600 21600" draw:type="rectangle" draw:enhanced-path="M 0 0 L 21600 0 21600 21600 0 21600 0 0 Z N"/>
        </draw:custom-shape>
        <draw:custom-shape draw:style-name="gr15" draw:text-style-name="P2" xml:id="id74" draw:id="id74" draw:layer="layout" svg:width="5.3cm" svg:height="0.99cm" svg:x="11.8cm" svg:y="18.2cm">
          <text:p text:style-name="P1">Rollen</text:p>
          <draw:enhanced-geometry svg:viewBox="0 0 21600 21600" draw:type="rectangle" draw:enhanced-path="M 0 0 L 21600 0 21600 21600 0 21600 0 0 Z N"/>
        </draw:custom-shape>
        <draw:custom-shape draw:style-name="gr15" draw:text-style-name="P2" xml:id="id75" draw:id="id75" draw:layer="layout" svg:width="5.3cm" svg:height="0.99cm" svg:x="11.8cm" svg:y="19.41cm">
          <text:p text:style-name="P1">Eigenschaften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8.6cm" svg:y1="17cm" svg:x2="11.8cm" svg:y2="17.505cm" draw:start-shape="id72" draw:start-glue-point="2" draw:end-shape="id73" svg:d="M8600 17000v505h3200" svg:viewBox="0 0 3201 506">
          <text:p/>
        </draw:connector>
        <draw:connector draw:style-name="gr6" draw:text-style-name="P1" draw:layer="layout" svg:x1="8.6cm" svg:y1="17cm" svg:x2="11.8cm" svg:y2="18.695cm" draw:start-shape="id72" draw:start-glue-point="2" draw:end-shape="id74" draw:end-glue-point="3" svg:d="M8600 17000v1695h3200" svg:viewBox="0 0 3201 1696">
          <text:p/>
        </draw:connector>
        <draw:connector draw:style-name="gr6" draw:text-style-name="P1" draw:layer="layout" svg:x1="8.6cm" svg:y1="17cm" svg:x2="11.8cm" svg:y2="19.905cm" draw:start-shape="id72" draw:start-glue-point="2" draw:end-shape="id75" draw:end-glue-point="3" svg:d="M8600 17000v2905h3200" svg:viewBox="0 0 3201 2906">
          <text:p/>
        </draw:connector>
        <draw:custom-shape draw:style-name="gr1" draw:text-style-name="P2" xml:id="id76" draw:id="id76" draw:layer="layout" svg:width="5cm" svg:height="1cm" svg:x="1.9cm" svg:y="1.7cm">
          <text:p text:style-name="P1">Home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4.4cm" svg:y1="2.7cm" svg:x2="6.1cm" svg:y2="16.5cm" draw:start-shape="id76" draw:start-glue-point="2" draw:end-shape="id72" draw:end-glue-point="3" svg:d="M4400 2700v13800h1700" svg:viewBox="0 0 1701 13801">
          <text:p/>
        </draw:connector>
        <draw:custom-shape draw:style-name="gr1" draw:text-style-name="P2" xml:id="id77" draw:id="id77" draw:layer="layout" svg:width="5cm" svg:height="1cm" svg:x="6.1cm" svg:y="10.6cm">
          <text:p text:style-name="P1">Wartung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4.4cm" svg:y1="2.7cm" svg:x2="6.1cm" svg:y2="11.1cm" draw:start-shape="id76" draw:start-glue-point="2" draw:end-shape="id77" draw:end-glue-point="3" svg:d="M4400 2700v8400h1700" svg:viewBox="0 0 1701 8401">
          <text:p/>
        </draw:connector>
        <draw:custom-shape draw:style-name="gr15" draw:text-style-name="P2" xml:id="id79" draw:id="id79" draw:layer="layout" svg:width="5.3cm" svg:height="0.99cm" svg:x="11.8cm" svg:y="12.8cm">
          <text:p text:style-name="P1">Wiederherstellung</text:p>
          <draw:enhanced-geometry svg:viewBox="0 0 21600 21600" draw:type="rectangle" draw:enhanced-path="M 0 0 L 21600 0 21600 21600 0 21600 0 0 Z N"/>
        </draw:custom-shape>
        <draw:custom-shape draw:style-name="gr15" draw:text-style-name="P2" xml:id="id80" draw:id="id80" draw:layer="layout" svg:width="5.3cm" svg:height="0.99cm" svg:x="11.8cm" svg:y="14cm">
          <text:p text:style-name="P1">Dateien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8.6cm" svg:y1="11.6cm" svg:x2="11.8cm" svg:y2="12.105cm" draw:start-shape="id77" draw:start-glue-point="2" draw:end-shape="id78" draw:end-glue-point="3" svg:d="M8600 11600v505h3200" svg:viewBox="0 0 3201 506">
          <text:p/>
        </draw:connector>
        <draw:connector draw:style-name="gr6" draw:text-style-name="P1" draw:layer="layout" svg:x1="8.6cm" svg:y1="11.6cm" svg:x2="11.8cm" svg:y2="13.295cm" draw:start-shape="id77" draw:start-glue-point="2" draw:end-shape="id79" draw:end-glue-point="3" svg:d="M8600 11600v1695h3200" svg:viewBox="0 0 3201 1696">
          <text:p/>
        </draw:connector>
        <draw:connector draw:style-name="gr6" draw:text-style-name="P1" draw:layer="layout" svg:x1="8.6cm" svg:y1="11.6cm" svg:x2="11.8cm" svg:y2="14.495cm" draw:start-shape="id77" draw:start-glue-point="2" draw:end-shape="id80" draw:end-glue-point="3" svg:d="M8600 11600v2895h3200" svg:viewBox="0 0 3201 2896">
          <text:p/>
        </draw:connector>
        <draw:custom-shape draw:style-name="gr15" draw:text-style-name="P2" xml:id="id78" draw:id="id78" draw:layer="layout" svg:width="5.3cm" svg:height="0.99cm" svg:x="11.8cm" svg:y="11.61cm">
          <text:p text:style-name="P1">Datensicherung</text:p>
          <draw:enhanced-geometry svg:viewBox="0 0 21600 21600" draw:type="rectangle" draw:enhanced-path="M 0 0 L 21600 0 21600 21600 0 21600 0 0 Z N"/>
        </draw:custom-shape>
        <draw:custom-shape draw:style-name="gr1" draw:text-style-name="P2" xml:id="id81" draw:id="id81" draw:layer="layout" svg:width="5cm" svg:height="1cm" svg:x="6.1cm" svg:y="3cm">
          <text:p text:style-name="P1">Filialverwaltung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4.4cm" svg:y1="2.7cm" svg:x2="6.1cm" svg:y2="3.5cm" draw:start-shape="id76" draw:start-glue-point="2" draw:end-shape="id81" draw:end-glue-point="3" svg:d="M4400 2700v800h1700" svg:viewBox="0 0 1701 801">
          <text:p/>
        </draw:connector>
        <draw:custom-shape draw:style-name="gr3" draw:text-style-name="P2" xml:id="id82" draw:id="id82" draw:layer="layout" svg:width="5.3cm" svg:height="1cm" svg:x="11.8cm" svg:y="4cm">
          <text:p text:style-name="P1">Filialen</text:p>
          <draw:enhanced-geometry svg:viewBox="0 0 21600 21600" draw:type="rectangle" draw:enhanced-path="M 0 0 L 21600 0 21600 21600 0 21600 0 0 Z N"/>
        </draw:custom-shape>
        <draw:custom-shape draw:style-name="gr15" draw:text-style-name="P2" xml:id="id83" draw:id="id83" draw:layer="layout" svg:width="5.3cm" svg:height="0.99cm" svg:x="11.8cm" svg:y="5.2cm">
          <text:p text:style-name="P1">Veranstaltungen</text:p>
          <draw:enhanced-geometry svg:viewBox="0 0 21600 21600" draw:type="rectangle" draw:enhanced-path="M 0 0 L 21600 0 21600 21600 0 21600 0 0 Z N"/>
        </draw:custom-shape>
        <draw:custom-shape draw:style-name="gr15" draw:text-style-name="P2" xml:id="id84" draw:id="id84" draw:layer="layout" svg:width="5.3cm" svg:height="0.99cm" svg:x="11.8cm" svg:y="6.4cm">
          <text:p text:style-name="P1">Reservierungen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8.6cm" svg:y1="4cm" svg:x2="11.8cm" svg:y2="4.5cm" draw:start-shape="id81" draw:start-glue-point="2" draw:end-shape="id82" draw:end-glue-point="3" svg:d="M8600 4000v500h3200" svg:viewBox="0 0 3201 501">
          <text:p/>
        </draw:connector>
        <draw:connector draw:style-name="gr6" draw:text-style-name="P1" draw:layer="layout" svg:x1="8.6cm" svg:y1="4cm" svg:x2="11.8cm" svg:y2="5.695cm" draw:start-shape="id81" draw:start-glue-point="2" draw:end-shape="id83" draw:end-glue-point="3" svg:d="M8600 4000v1695h3200" svg:viewBox="0 0 3201 1696">
          <text:p/>
        </draw:connector>
        <draw:connector draw:style-name="gr6" draw:text-style-name="P1" draw:layer="layout" svg:x1="8.6cm" svg:y1="4cm" svg:x2="11.8cm" svg:y2="6.895cm" draw:start-shape="id81" draw:start-glue-point="2" draw:end-shape="id84" draw:end-glue-point="3" svg:d="M8600 4000v2895h3200" svg:viewBox="0 0 3201 289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top" fo:padding-top="0.125cm" fo:padding-bottom="0.13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1T23:22:23.074318119</meta:creation-date>
    <dc:date>2016-08-12T02:25:18.653064587</dc:date>
    <meta:editing-duration>PT3H1M58S</meta:editing-duration>
    <meta:editing-cycles>38</meta:editing-cycles>
    <meta:generator>LibreOffice/5.0.6.3$Linux_X86_64 LibreOffice_project/00m0$Build-3</meta:generator>
    <meta:document-statistic meta:object-count="203"/>
  </office:meta>
</office:document-meta>
</file>